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321C243777154141331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as-char" svg:y="-23.13cm" svg:width="15.346cm" svg:height="21.193cm" draw:z-index="0"><draw:image xlink:href="Pictures/100000000000024400000321C243777154141331.bmp" xlink:type="simple" xlink:show="embed" xlink:actuate="onLoad" draw:mime-type="image/bmp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5:35:12.920000000</dc:date>
    <meta:editing-duration>PT18M3S</meta:editing-duration>
    <meta:editing-cycles>5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